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571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7728in" fo:break-before="auto" style:use-optimal-row-height="true"/>
    </style:style>
    <style:style style:name="ro5" style:family="table-row">
      <style:table-row-properties style:row-height="0.6236in" fo:break-before="auto" style:use-optimal-row-height="true"/>
    </style:style>
    <style:style style:name="ro6" style:family="table-row">
      <style:table-row-properties style:row-height="1.222in" fo:break-before="auto" style:use-optimal-row-height="true"/>
    </style:style>
    <style:style style:name="ro7" style:family="table-row">
      <style:table-row-properties style:row-height="1.37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E)</text:p>
            <text:p>1990-06-3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1995-06-30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00-06-30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05-06-30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10-06-30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Estimate (E)</text:p>
            <text:p>2015-06-30</text:p>
          </table:table-cell>
          <table:table-cell table:style-name="ce1" office:value-type="string" calcext:value-type="string">
            <text:p><text:a xlink:href="javascript:sort('ts',10,true,0)" xlink:type="simple">Population</text:a></text:p>
            <text:p>Estimate (E)</text:p>
            <text:p>2018-12-31</text:p>
          </table:table-cell>
        </table:table-row>
        <table:table-row table:style-name="ro2">
          <table:table-cell office:value-type="string" calcext:value-type="string">
            <text:p><text:a xlink:href="javascript:sym(31239)" xlink:type="simple">Abdāllah Mubārak aṣ-Ṣabāḥ</text:a></text:p>
          </table:table-cell>
          <table:table-cell office:value-type="string" calcext:value-type="string">
            <text:p>عبدالله مبارك الصباح</text:p>
          </table:table-cell>
          <table:table-cell office:value-type="string" calcext:value-type="string">
            <text:p>FW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5311" calcext:value-type="float">
            <text:p>35311</text:p>
          </table:table-cell>
          <table:table-cell office:value-type="float" office:value="48340" calcext:value-type="float">
            <text:p>48340</text:p>
          </table:table-cell>
          <table:table-cell office:value-type="float" office:value="55481" calcext:value-type="float">
            <text:p>55481</text:p>
          </table:table-cell>
        </table:table-row>
        <table:table-row table:style-name="ro3">
          <table:table-cell office:value-type="string" calcext:value-type="string">
            <text:p><text:a xlink:href="javascript:sym(6517)" xlink:type="simple">Al-Aḥmadī</text:a> [Ahmadi City]</text:p>
          </table:table-cell>
          <table:table-cell office:value-type="string" calcext:value-type="string">
            <text:p>الأحمدي</text:p>
          </table:table-cell>
          <table:table-cell office:value-type="string" calcext:value-type="string">
            <text:p>AHM</text:p>
          </table:table-cell>
          <table:table-cell office:value-type="float" office:value="32519" calcext:value-type="float">
            <text:p>32519</text:p>
          </table:table-cell>
          <table:table-cell office:value-type="float" office:value="24476" calcext:value-type="float">
            <text:p>24476</text:p>
          </table:table-cell>
          <table:table-cell office:value-type="float" office:value="25880" calcext:value-type="float">
            <text:p>25880</text:p>
          </table:table-cell>
          <table:table-cell office:value-type="float" office:value="27835" calcext:value-type="float">
            <text:p>27835</text:p>
          </table:table-cell>
          <table:table-cell office:value-type="float" office:value="31082" calcext:value-type="float">
            <text:p>31082</text:p>
          </table:table-cell>
          <table:table-cell office:value-type="float" office:value="30890" calcext:value-type="float">
            <text:p>30890</text:p>
          </table:table-cell>
          <table:table-cell office:value-type="float" office:value="30991" calcext:value-type="float">
            <text:p>30991</text:p>
          </table:table-cell>
        </table:table-row>
        <table:table-row table:style-name="ro4">
          <table:table-cell office:value-type="string" calcext:value-type="string">
            <text:p><text:a xlink:href="javascript:sym(6518)" xlink:type="simple">Al-Farwānīyah</text:a> (incl. Khīṭān, Qalīb ash-Shuyūkh) [Farwaniya]</text:p>
          </table:table-cell>
          <table:table-cell office:value-type="string" calcext:value-type="string">
            <text:p>الفروانيه</text:p>
          </table:table-cell>
          <table:table-cell office:value-type="string" calcext:value-type="string">
            <text:p>FWN</text:p>
          </table:table-cell>
          <table:table-cell office:value-type="float" office:value="279578" calcext:value-type="float">
            <text:p>279578</text:p>
          </table:table-cell>
          <table:table-cell office:value-type="float" office:value="248891" calcext:value-type="float">
            <text:p>248891</text:p>
          </table:table-cell>
          <table:table-cell office:value-type="float" office:value="285348" calcext:value-type="float">
            <text:p>285348</text:p>
          </table:table-cell>
          <table:table-cell office:value-type="float" office:value="593062" calcext:value-type="float">
            <text:p>593062</text:p>
          </table:table-cell>
          <table:table-cell office:value-type="float" office:value="660499" calcext:value-type="float">
            <text:p>660499</text:p>
          </table:table-cell>
          <table:table-cell office:value-type="float" office:value="816015" calcext:value-type="float">
            <text:p>816015</text:p>
          </table:table-cell>
          <table:table-cell office:value-type="float" office:value="892915" calcext:value-type="float">
            <text:p>892915</text:p>
          </table:table-cell>
        </table:table-row>
        <table:table-row table:style-name="ro4">
          <table:table-cell office:value-type="string" calcext:value-type="string">
            <text:p><text:a xlink:href="javascript:sym(22629)" xlink:type="simple">Al-Finṭās</text:a> (incl. Al-Mahbūlah, Ar-Riqqah, Abū Ḥulayfah) [Funtas]</text:p>
          </table:table-cell>
          <table:table-cell office:value-type="string" calcext:value-type="string">
            <text:p>الفنطاس</text:p>
          </table:table-cell>
          <table:table-cell office:value-type="string" calcext:value-type="string">
            <text:p>AHM</text:p>
          </table:table-cell>
          <table:table-cell office:value-type="float" office:value="130488" calcext:value-type="float">
            <text:p>130488</text:p>
          </table:table-cell>
          <table:table-cell office:value-type="float" office:value="141754" calcext:value-type="float">
            <text:p>141754</text:p>
          </table:table-cell>
          <table:table-cell office:value-type="float" office:value="162182" calcext:value-type="float">
            <text:p>162182</text:p>
          </table:table-cell>
          <table:table-cell office:value-type="float" office:value="236484" calcext:value-type="float">
            <text:p>236484</text:p>
          </table:table-cell>
          <table:table-cell office:value-type="float" office:value="308090" calcext:value-type="float">
            <text:p>308090</text:p>
          </table:table-cell>
          <table:table-cell office:value-type="float" office:value="417137" calcext:value-type="float">
            <text:p>417137</text:p>
          </table:table-cell>
          <table:table-cell office:value-type="float" office:value="516252" calcext:value-type="float">
            <text:p>516252</text:p>
          </table:table-cell>
        </table:table-row>
        <table:table-row table:style-name="ro4">
          <table:table-cell office:value-type="string" calcext:value-type="string">
            <text:p><text:a xlink:href="javascript:sym(11795)" xlink:type="simple">Al-Firdaws</text:a> (incl. Al-'Ārdhiyah, Al-Andalus) [Firdous]</text:p>
          </table:table-cell>
          <table:table-cell office:value-type="string" calcext:value-type="string">
            <text:p>الفردوس</text:p>
          </table:table-cell>
          <table:table-cell office:value-type="string" calcext:value-type="string">
            <text:p>FWN</text:p>
          </table:table-cell>
          <table:table-cell office:value-type="float" office:value="92921" calcext:value-type="float">
            <text:p>92921</text:p>
          </table:table-cell>
          <table:table-cell office:value-type="float" office:value="126916" calcext:value-type="float">
            <text:p>126916</text:p>
          </table:table-cell>
          <table:table-cell office:value-type="float" office:value="152495" calcext:value-type="float">
            <text:p>152495</text:p>
          </table:table-cell>
          <table:table-cell office:value-type="float" office:value="206142" calcext:value-type="float">
            <text:p>206142</text:p>
          </table:table-cell>
          <table:table-cell office:value-type="float" office:value="239164" calcext:value-type="float">
            <text:p>239164</text:p>
          </table:table-cell>
          <table:table-cell office:value-type="float" office:value="257252" calcext:value-type="float">
            <text:p>257252</text:p>
          </table:table-cell>
          <table:table-cell office:value-type="float" office:value="264718" calcext:value-type="float">
            <text:p>264718</text:p>
          </table:table-cell>
        </table:table-row>
        <table:table-row table:style-name="ro2">
          <table:table-cell office:value-type="string" calcext:value-type="string">
            <text:p><text:a xlink:href="javascript:sym(22632)" xlink:type="simple">Ali Ṣabāḥ as-Sālem</text:a></text:p>
          </table:table-cell>
          <table:table-cell office:value-type="string" calcext:value-type="string">
            <text:p>علي صباح السالم</text:p>
          </table:table-cell>
          <table:table-cell office:value-type="string" calcext:value-type="string">
            <text:p>AH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6249" calcext:value-type="float">
            <text:p>26249</text:p>
          </table:table-cell>
          <table:table-cell office:value-type="float" office:value="45613" calcext:value-type="float">
            <text:p>45613</text:p>
          </table:table-cell>
          <table:table-cell office:value-type="float" office:value="52716" calcext:value-type="float">
            <text:p>52716</text:p>
          </table:table-cell>
          <table:table-cell office:value-type="float" office:value="56892" calcext:value-type="float">
            <text:p>56892</text:p>
          </table:table-cell>
        </table:table-row>
        <table:table-row table:style-name="ro5">
          <table:table-cell office:value-type="string" calcext:value-type="string">
            <text:p><text:a xlink:href="javascript:sym(6520)" xlink:type="simple">Al-Jahrā'</text:a> (incl. Al-Qaṣr, Taymā', South Jahra) [Jahra]</text:p>
          </table:table-cell>
          <table:table-cell office:value-type="string" calcext:value-type="string">
            <text:p>الجهراء</text:p>
          </table:table-cell>
          <table:table-cell office:value-type="string" calcext:value-type="string">
            <text:p>JHR</text:p>
          </table:table-cell>
          <table:table-cell office:value-type="float" office:value="210062" calcext:value-type="float">
            <text:p>210062</text:p>
          </table:table-cell>
          <table:table-cell office:value-type="float" office:value="187223" calcext:value-type="float">
            <text:p>187223</text:p>
          </table:table-cell>
          <table:table-cell office:value-type="float" office:value="220073" calcext:value-type="float">
            <text:p>220073</text:p>
          </table:table-cell>
          <table:table-cell office:value-type="float" office:value="289672" calcext:value-type="float">
            <text:p>289672</text:p>
          </table:table-cell>
          <table:table-cell office:value-type="float" office:value="361699" calcext:value-type="float">
            <text:p>361699</text:p>
          </table:table-cell>
          <table:table-cell office:value-type="float" office:value="404688" calcext:value-type="float">
            <text:p>404688</text:p>
          </table:table-cell>
          <table:table-cell office:value-type="float" office:value="452259" calcext:value-type="float">
            <text:p>452259</text:p>
          </table:table-cell>
        </table:table-row>
        <table:table-row table:style-name="ro3">
          <table:table-cell office:value-type="string" calcext:value-type="string">
            <text:p><text:a xlink:href="javascript:sym(6521)" xlink:type="simple">Al-Kuwayt</text:a> [Kuwait City]</text:p>
          </table:table-cell>
          <table:table-cell office:value-type="string" calcext:value-type="string">
            <text:p>مدينة الكويت</text:p>
          </table:table-cell>
          <table:table-cell office:value-type="string" calcext:value-type="string">
            <text:p>ASM</text:p>
          </table:table-cell>
          <table:table-cell office:value-type="float" office:value="59712" calcext:value-type="float">
            <text:p>59712</text:p>
          </table:table-cell>
          <table:table-cell office:value-type="float" office:value="48030" calcext:value-type="float">
            <text:p>48030</text:p>
          </table:table-cell>
          <table:table-cell office:value-type="float" office:value="47767" calcext:value-type="float">
            <text:p>47767</text:p>
          </table:table-cell>
          <table:table-cell office:value-type="float" office:value="56285" calcext:value-type="float">
            <text:p>56285</text:p>
          </table:table-cell>
          <table:table-cell office:value-type="float" office:value="56234" calcext:value-type="float">
            <text:p>56234</text:p>
          </table:table-cell>
          <table:table-cell office:value-type="float" office:value="59590" calcext:value-type="float">
            <text:p>59590</text:p>
          </table:table-cell>
          <table:table-cell office:value-type="float" office:value="62074" calcext:value-type="float">
            <text:p>62074</text:p>
          </table:table-cell>
        </table:table-row>
        <table:table-row table:style-name="ro4">
          <table:table-cell office:value-type="string" calcext:value-type="string">
            <text:p><text:a xlink:href="javascript:sym(11788)" xlink:type="simple">Al-Manqaf</text:a> (incl. Al-Fuḥayḥīl, Aṣ-Ṣabāḥīyah) [Mangaf]</text:p>
          </table:table-cell>
          <table:table-cell office:value-type="string" calcext:value-type="string">
            <text:p>المنقف</text:p>
          </table:table-cell>
          <table:table-cell office:value-type="string" calcext:value-type="string">
            <text:p>AHM</text:p>
          </table:table-cell>
          <table:table-cell office:value-type="float" office:value="152952" calcext:value-type="float">
            <text:p>152952</text:p>
          </table:table-cell>
          <table:table-cell office:value-type="float" office:value="140957" calcext:value-type="float">
            <text:p>140957</text:p>
          </table:table-cell>
          <table:table-cell office:value-type="float" office:value="158410" calcext:value-type="float">
            <text:p>158410</text:p>
          </table:table-cell>
          <table:table-cell office:value-type="float" office:value="207452" calcext:value-type="float">
            <text:p>207452</text:p>
          </table:table-cell>
          <table:table-cell office:value-type="float" office:value="261304" calcext:value-type="float">
            <text:p>261304</text:p>
          </table:table-cell>
          <table:table-cell office:value-type="float" office:value="304936" calcext:value-type="float">
            <text:p>304936</text:p>
          </table:table-cell>
          <table:table-cell office:value-type="float" office:value="337114" calcext:value-type="float">
            <text:p>337114</text:p>
          </table:table-cell>
        </table:table-row>
        <table:table-row table:style-name="ro4">
          <table:table-cell office:value-type="string" calcext:value-type="string">
            <text:p><text:a xlink:href="javascript:sym(32549)" xlink:type="simple">Ash-Shua'ībah</text:a> (incl. Industrial Area) [Shuaiba]</text:p>
          </table:table-cell>
          <table:table-cell office:value-type="string" calcext:value-type="string">
            <text:p>الشعيبه</text:p>
          </table:table-cell>
          <table:table-cell office:value-type="string" calcext:value-type="string">
            <text:p>AHM</text:p>
          </table:table-cell>
          <table:table-cell office:value-type="float" office:value="3397" calcext:value-type="float">
            <text:p>3397</text:p>
          </table:table-cell>
          <table:table-cell office:value-type="float" office:value="3860" calcext:value-type="float">
            <text:p>3860</text:p>
          </table:table-cell>
          <table:table-cell office:value-type="float" office:value="3588" calcext:value-type="float">
            <text:p>3588</text:p>
          </table:table-cell>
          <table:table-cell office:value-type="float" office:value="8683" calcext:value-type="float">
            <text:p>8683</text:p>
          </table:table-cell>
          <table:table-cell office:value-type="float" office:value="21332" calcext:value-type="float">
            <text:p>21332</text:p>
          </table:table-cell>
          <table:table-cell office:value-type="float" office:value="28972" calcext:value-type="float">
            <text:p>28972</text:p>
          </table:table-cell>
          <table:table-cell office:value-type="float" office:value="27272" calcext:value-type="float">
            <text:p>27272</text:p>
          </table:table-cell>
        </table:table-row>
        <table:table-row table:style-name="ro5">
          <table:table-cell office:value-type="string" calcext:value-type="string">
            <text:p><text:a xlink:href="javascript:sym(6529)" xlink:type="simple">Aṣ-Ṣulaybikhāt</text:a> (incl. Ad-Dawḥah) [Sulaibekhat]</text:p>
          </table:table-cell>
          <table:table-cell office:value-type="string" calcext:value-type="string">
            <text:p>الصليبخات</text:p>
          </table:table-cell>
          <table:table-cell office:value-type="string" calcext:value-type="string">
            <text:p>ASM</text:p>
          </table:table-cell>
          <table:table-cell office:value-type="float" office:value="48542" calcext:value-type="float">
            <text:p>48542</text:p>
          </table:table-cell>
          <table:table-cell office:value-type="float" office:value="46788" calcext:value-type="float">
            <text:p>46788</text:p>
          </table:table-cell>
          <table:table-cell office:value-type="float" office:value="53564" calcext:value-type="float">
            <text:p>53564</text:p>
          </table:table-cell>
          <table:table-cell office:value-type="float" office:value="67460" calcext:value-type="float">
            <text:p>67460</text:p>
          </table:table-cell>
          <table:table-cell office:value-type="float" office:value="74215" calcext:value-type="float">
            <text:p>74215</text:p>
          </table:table-cell>
          <table:table-cell office:value-type="float" office:value="76610" calcext:value-type="float">
            <text:p>76610</text:p>
          </table:table-cell>
          <table:table-cell office:value-type="float" office:value="76829" calcext:value-type="float">
            <text:p>76829</text:p>
          </table:table-cell>
        </table:table-row>
        <table:table-row table:style-name="ro3">
          <table:table-cell office:value-type="string" calcext:value-type="string">
            <text:p><text:a xlink:href="javascript:sym(6525)" xlink:type="simple">Aṣ-Ṣulaybīyah</text:a> [Sulaibiah]</text:p>
          </table:table-cell>
          <table:table-cell office:value-type="string" calcext:value-type="string">
            <text:p>الصليبية</text:p>
          </table:table-cell>
          <table:table-cell office:value-type="string" calcext:value-type="string">
            <text:p>JHR</text:p>
          </table:table-cell>
          <table:table-cell office:value-type="float" office:value="60683" calcext:value-type="float">
            <text:p>60683</text:p>
          </table:table-cell>
          <table:table-cell office:value-type="float" office:value="52281" calcext:value-type="float">
            <text:p>52281</text:p>
          </table:table-cell>
          <table:table-cell office:value-type="float" office:value="54254" calcext:value-type="float">
            <text:p>54254</text:p>
          </table:table-cell>
          <table:table-cell office:value-type="float" office:value="68364" calcext:value-type="float">
            <text:p>68364</text:p>
          </table:table-cell>
          <table:table-cell office:value-type="float" office:value="83725" calcext:value-type="float">
            <text:p>83725</text:p>
          </table:table-cell>
          <table:table-cell office:value-type="float" office:value="83685" calcext:value-type="float">
            <text:p>83685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4">
          <table:table-cell office:value-type="string" calcext:value-type="string">
            <text:p><text:a xlink:href="javascript:sym(6526)" xlink:type="simple">Ḥawallī</text:a> (incl. As-Sālimīyah, Salwā', Al-Jābiriyah, Ar-Rumayṭīyah)</text:p>
          </table:table-cell>
          <table:table-cell office:value-type="string" calcext:value-type="string">
            <text:p>حولي</text:p>
          </table:table-cell>
          <table:table-cell office:value-type="string" calcext:value-type="string">
            <text:p>HWL</text:p>
          </table:table-cell>
          <table:table-cell office:value-type="float" office:value="533630" calcext:value-type="float">
            <text:p>533630</text:p>
          </table:table-cell>
          <table:table-cell office:value-type="float" office:value="434502" calcext:value-type="float">
            <text:p>434502</text:p>
          </table:table-cell>
          <table:table-cell office:value-type="float" office:value="483177" calcext:value-type="float">
            <text:p>483177</text:p>
          </table:table-cell>
          <table:table-cell office:value-type="float" office:value="632038" calcext:value-type="float">
            <text:p>632038</text:p>
          </table:table-cell>
          <table:table-cell office:value-type="float" office:value="769746" calcext:value-type="float">
            <text:p>769746</text:p>
          </table:table-cell>
          <table:table-cell office:value-type="float" office:value="911274" calcext:value-type="float">
            <text:p>911274</text:p>
          </table:table-cell>
          <table:table-cell office:value-type="float" office:value="957090" calcext:value-type="float">
            <text:p>957090</text:p>
          </table:table-cell>
        </table:table-row>
        <table:table-row table:style-name="ro5">
          <table:table-cell office:value-type="string" calcext:value-type="string">
            <text:p><text:a xlink:href="javascript:sym(35286)" xlink:type="simple">Jāber al-Aḥmad</text:a> [Jaber Al Ahmad New City]</text:p>
          </table:table-cell>
          <table:table-cell office:value-type="string" calcext:value-type="string">
            <text:p>جابر الأحمد</text:p>
          </table:table-cell>
          <table:table-cell office:value-type="string" calcext:value-type="string">
            <text:p>ASM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7051" calcext:value-type="float">
            <text:p>7051</text:p>
          </table:table-cell>
          <table:table-cell office:value-type="float" office:value="32469" calcext:value-type="float">
            <text:p>32469</text:p>
          </table:table-cell>
        </table:table-row>
        <table:table-row table:style-name="ro6">
          <table:table-cell office:value-type="string" calcext:value-type="string">
            <text:p><text:a xlink:href="javascript:sym(31242)" xlink:type="simple">Janūb al-Kuwayt</text:a> (incl. Ar-Rawḍah, As-Surrah, Qarṭabah) [Southern suburbs of Kuwait City]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SM</text:p>
          </table:table-cell>
          <table:table-cell office:value-type="float" office:value="232716" calcext:value-type="float">
            <text:p>232716</text:p>
          </table:table-cell>
          <table:table-cell office:value-type="float" office:value="245383" calcext:value-type="float">
            <text:p>245383</text:p>
          </table:table-cell>
          <table:table-cell office:value-type="float" office:value="280932" calcext:value-type="float">
            <text:p>280932</text:p>
          </table:table-cell>
          <table:table-cell office:value-type="float" office:value="345307" calcext:value-type="float">
            <text:p>345307</text:p>
          </table:table-cell>
          <table:table-cell office:value-type="float" office:value="378546" calcext:value-type="float">
            <text:p>378546</text:p>
          </table:table-cell>
          <table:table-cell office:value-type="float" office:value="407123" calcext:value-type="float">
            <text:p>407123</text:p>
          </table:table-cell>
          <table:table-cell office:value-type="float" office:value="406596" calcext:value-type="float">
            <text:p>406596</text:p>
          </table:table-cell>
        </table:table-row>
        <table:table-row table:style-name="ro7">
          <table:table-cell office:value-type="string" calcext:value-type="string">
            <text:p><text:a xlink:href="javascript:sym(22628)" xlink:type="simple">Mubarāk al-Kabīr</text:a> (incl. Sabāh as-Sālim, Al-Qoṣūr, Al-Adan, Al-Qurayn) [Mubarak al Kabeer]</text:p>
          </table:table-cell>
          <table:table-cell office:value-type="string" calcext:value-type="string">
            <text:p>مبارك الكبير‎</text:p>
          </table:table-cell>
          <table:table-cell office:value-type="string" calcext:value-type="string">
            <text:p>MAK</text:p>
          </table:table-cell>
          <table:table-cell office:value-type="float" office:value="59586" calcext:value-type="float">
            <text:p>59586</text:p>
          </table:table-cell>
          <table:table-cell office:value-type="float" office:value="101511" calcext:value-type="float">
            <text:p>101511</text:p>
          </table:table-cell>
          <table:table-cell office:value-type="float" office:value="132594" calcext:value-type="float">
            <text:p>132594</text:p>
          </table:table-cell>
          <table:table-cell office:value-type="float" office:value="178196" calcext:value-type="float">
            <text:p>178196</text:p>
          </table:table-cell>
          <table:table-cell office:value-type="float" office:value="209116" calcext:value-type="float">
            <text:p>209116</text:p>
          </table:table-cell>
          <table:table-cell office:value-type="float" office:value="228954" calcext:value-type="float">
            <text:p>228954</text:p>
          </table:table-cell>
          <table:table-cell office:value-type="float" office:value="250135" calcext:value-type="float">
            <text:p>250135</text:p>
          </table:table-cell>
        </table:table-row>
        <table:table-row table:style-name="ro5">
          <table:table-cell office:value-type="string" calcext:value-type="string">
            <text:p><text:a xlink:href="javascript:sym(32550)" xlink:type="simple">Ṣabḥān aṣ-Ṣinā'iyah</text:a> [Sabhan Industrial Area]</text:p>
          </table:table-cell>
          <table:table-cell office:value-type="string" calcext:value-type="string">
            <text:p>صبحان الصناعيه</text:p>
          </table:table-cell>
          <table:table-cell office:value-type="string" calcext:value-type="string">
            <text:p>MAK</text:p>
          </table:table-cell>
          <table:table-cell office:value-type="float" office:value="8928" calcext:value-type="float">
            <text:p>8928</text:p>
          </table:table-cell>
          <table:table-cell office:value-type="float" office:value="7116" calcext:value-type="float">
            <text:p>7116</text:p>
          </table:table-cell>
          <table:table-cell office:value-type="float" office:value="8324" calcext:value-type="float">
            <text:p>8324</text:p>
          </table:table-cell>
          <table:table-cell office:value-type="float" office:value="10643" calcext:value-type="float">
            <text:p>10643</text:p>
          </table:table-cell>
          <table:table-cell office:value-type="float" office:value="12228" calcext:value-type="float">
            <text:p>12228</text:p>
          </table:table-cell>
          <table:table-cell office:value-type="float" office:value="5886" calcext:value-type="float">
            <text:p>5886</text:p>
          </table:table-cell>
          <table:table-cell office:value-type="float" office:value="7761" calcext:value-type="float">
            <text:p>77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40:23.727387500</meta:creation-date>
    <dc:date>2025-04-17T07:41:02.383603800</dc:date>
    <meta:editing-duration>PT38S</meta:editing-duration>
    <meta:editing-cycles>1</meta:editing-cycles>
    <meta:document-statistic meta:table-count="1" meta:cell-count="180" meta:object-count="0"/>
    <meta:generator>LibreOffice/25.2.2.2$Windows_X86_64 LibreOffice_project/7370d4be9e3cf6031a51beef54ff3bda878e3fac</meta:generator>
  </office:meta>
</office:document-meta>
</file>